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22cm"/>
    </style:style>
    <style:style style:name="co2" style:family="table-column">
      <style:table-column-properties fo:break-before="auto" style:column-width="1.432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1.644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536cm" svg:height="11.093cm" svg:x="0.368cm" svg:y="6.254cm">
            <draw:object draw:notify-on-update-of-ranges="Sheet1.A2:Sheet1.A12 Sheet1.B1:Sheet1.B1 Sheet1.B2:Sheet1.B12 Sheet1.F1:Sheet1.F1 Sheet1.F2:Sheet1.F12 Sheet1.J1:Sheet1.J1 Sheet1.J2:Sheet1.J12 Sheet1.N1:Sheet1.N1 Sheet1.N2:Sheet1.N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.403cm" svg:height="11.031cm" svg:x="0.418cm" svg:y="17.611cm">
            <draw:object draw:notify-on-update-of-ranges="Sheet1.A2:Sheet1.A12 Sheet1.E1:Sheet1.E1 Sheet1.E2:Sheet1.E12 Sheet1.I1:Sheet1.I1 Sheet1.I2:Sheet1.I12 Sheet1.M1:Sheet1.M1 Sheet1.M2:Sheet1.M12 Sheet1.Q1:Sheet1.Q1 Sheet1.Q2:Sheet1.Q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n_clients(Groonga)</text:p>
          </table:table-cell>
          <table:table-cell office:value-type="string" calcext:value-type="string">
            <text:p>queries_per_second(Groonga)</text:p>
          </table:table-cell>
          <table:table-cell office:value-type="string" calcext:value-type="string">
            <text:p>min_elapsed_time(Groonga)</text:p>
          </table:table-cell>
          <table:table-cell office:value-type="string" calcext:value-type="string">
            <text:p>max_elapsed_time(Groonga)</text:p>
          </table:table-cell>
          <table:table-cell office:value-type="string" calcext:value-type="string">
            <text:p>average_elapsed_time(Groonga)</text:p>
          </table:table-cell>
          <table:table-cell office:value-type="string" calcext:value-type="string">
            <text:p>queries_per_second(Droonga, 1 node)</text:p>
          </table:table-cell>
          <table:table-cell office:value-type="string" calcext:value-type="string">
            <text:p>min_elapsed_time(Droonga, 1 node)</text:p>
          </table:table-cell>
          <table:table-cell office:value-type="string" calcext:value-type="string">
            <text:p>max_elapsed_time(Droonga, 1 node)</text:p>
          </table:table-cell>
          <table:table-cell office:value-type="string" calcext:value-type="string">
            <text:p>average_elapsed_time(Droonga, 1 node)</text:p>
          </table:table-cell>
          <table:table-cell office:value-type="string" calcext:value-type="string">
            <text:p>queries_per_second(Droonga, 2 nodes)</text:p>
          </table:table-cell>
          <table:table-cell office:value-type="string" calcext:value-type="string">
            <text:p>min_elapsed_time(Droonga, 2 nodes)</text:p>
          </table:table-cell>
          <table:table-cell office:value-type="string" calcext:value-type="string">
            <text:p>max_elapsed_time(Droonga, 2 nodes)</text:p>
          </table:table-cell>
          <table:table-cell office:value-type="string" calcext:value-type="string">
            <text:p>average_elapsed_time(Droonga, 2 nodes)</text:p>
          </table:table-cell>
          <table:table-cell office:value-type="string" calcext:value-type="string">
            <text:p>queries_per_second(Droonga, 3 nodes)</text:p>
          </table:table-cell>
          <table:table-cell office:value-type="string" calcext:value-type="string">
            <text:p>min_elapsed_time(Droonga, 3 nodes)</text:p>
          </table:table-cell>
          <table:table-cell office:value-type="string" calcext:value-type="string">
            <text:p>max_elapsed_time(Droonga, 3 nodes)</text:p>
          </table:table-cell>
          <table:table-cell office:value-type="string" calcext:value-type="string">
            <text:p>average_elapsed_time(Droonga, 3 node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6666666666667" calcext:value-type="float">
            <text:p>5.4666666667</text:p>
          </table:table-cell>
          <table:table-cell office:value-type="float" office:value="0.002184631" calcext:value-type="float">
            <text:p>0.002184631</text:p>
          </table:table-cell>
          <table:table-cell office:value-type="float" office:value="1.951960432" calcext:value-type="float">
            <text:p>1.951960432</text:p>
          </table:table-cell>
          <table:table-cell office:value-type="float" office:value="0.172708682396341" calcext:value-type="float">
            <text:p>0.1727086824</text:p>
          </table:table-cell>
          <table:table-cell office:value-type="float" office:value="18.2666666666667" calcext:value-type="float">
            <text:p>18.2666666667</text:p>
          </table:table-cell>
          <table:table-cell office:value-type="float" office:value="0.003215147" calcext:value-type="float">
            <text:p>0.003215147</text:p>
          </table:table-cell>
          <table:table-cell office:value-type="float" office:value="0.581062008" calcext:value-type="float">
            <text:p>0.581062008</text:p>
          </table:table-cell>
          <table:table-cell office:value-type="float" office:value="0.0444572162354015" calcext:value-type="float">
            <text:p>0.0444572162</text:p>
          </table:table-cell>
          <table:table-cell office:value-type="float" office:value="19.8666666666667" calcext:value-type="float">
            <text:p>19.8666666667</text:p>
          </table:table-cell>
          <table:table-cell office:value-type="float" office:value="0.002594545" calcext:value-type="float">
            <text:p>0.002594545</text:p>
          </table:table-cell>
          <table:table-cell office:value-type="float" office:value="0.494414811" calcext:value-type="float">
            <text:p>0.494414811</text:p>
          </table:table-cell>
          <table:table-cell office:value-type="float" office:value="0.040053515567114" calcext:value-type="float">
            <text:p>0.0400535156</text:p>
          </table:table-cell>
          <table:table-cell office:value-type="float" office:value="23.8" calcext:value-type="float">
            <text:p>23.8</text:p>
          </table:table-cell>
          <table:table-cell office:value-type="float" office:value="0.002992776" calcext:value-type="float">
            <text:p>0.002992776</text:p>
          </table:table-cell>
          <table:table-cell office:value-type="float" office:value="0.314397006" calcext:value-type="float">
            <text:p>0.314397006</text:p>
          </table:table-cell>
          <table:table-cell office:value-type="float" office:value="0.0317188322745099" calcext:value-type="float">
            <text:p>0.0317188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.9333333333333" calcext:value-type="float">
            <text:p>53.9333333333</text:p>
          </table:table-cell>
          <table:table-cell office:value-type="float" office:value="0.001466091" calcext:value-type="float">
            <text:p>0.001466091</text:p>
          </table:table-cell>
          <table:table-cell office:value-type="float" office:value="1.587372312" calcext:value-type="float">
            <text:p>1.587372312</text:p>
          </table:table-cell>
          <table:table-cell office:value-type="float" office:value="0.0267899482725588" calcext:value-type="float">
            <text:p>0.0267899483</text:p>
          </table:table-cell>
          <table:table-cell office:value-type="float" office:value="65.8666666666667" calcext:value-type="float">
            <text:p>65.8666666667</text:p>
          </table:table-cell>
          <table:table-cell office:value-type="float" office:value="0.002322403" calcext:value-type="float">
            <text:p>0.002322403</text:p>
          </table:table-cell>
          <table:table-cell office:value-type="float" office:value="0.190912451" calcext:value-type="float">
            <text:p>0.190912451</text:p>
          </table:table-cell>
          <table:table-cell office:value-type="float" office:value="0.0200514543906882" calcext:value-type="float">
            <text:p>0.0200514544</text:p>
          </table:table-cell>
          <table:table-cell office:value-type="float" office:value="61.4333333333333" calcext:value-type="float">
            <text:p>61.4333333333</text:p>
          </table:table-cell>
          <table:table-cell office:value-type="float" office:value="0.002680144" calcext:value-type="float">
            <text:p>0.002680144</text:p>
          </table:table-cell>
          <table:table-cell office:value-type="float" office:value="0.3718695" calcext:value-type="float">
            <text:p>0.3718695</text:p>
          </table:table-cell>
          <table:table-cell office:value-type="float" office:value="0.0222249475284862" calcext:value-type="float">
            <text:p>0.0222249475</text:p>
          </table:table-cell>
          <table:table-cell office:value-type="float" office:value="63.2333333333333" calcext:value-type="float">
            <text:p>63.2333333333</text:p>
          </table:table-cell>
          <table:table-cell office:value-type="float" office:value="0.002703641" calcext:value-type="float">
            <text:p>0.002703641</text:p>
          </table:table-cell>
          <table:table-cell office:value-type="float" office:value="0.194762318" calcext:value-type="float">
            <text:p>0.194762318</text:p>
          </table:table-cell>
          <table:table-cell office:value-type="float" office:value="0.0213170852061149" calcext:value-type="float">
            <text:p>0.0213170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.333333333333" calcext:value-type="float">
            <text:p>156.3333333333</text:p>
          </table:table-cell>
          <table:table-cell office:value-type="float" office:value="0.001065161" calcext:value-type="float">
            <text:p>0.001065161</text:p>
          </table:table-cell>
          <table:table-cell office:value-type="float" office:value="0.26070575" calcext:value-type="float">
            <text:p>0.26070575</text:p>
          </table:table-cell>
          <table:table-cell office:value-type="float" office:value="0.0152245781918977" calcext:value-type="float">
            <text:p>0.0152245782</text:p>
          </table:table-cell>
          <table:table-cell office:value-type="float" office:value="125.966666666667" calcext:value-type="float">
            <text:p>125.9666666667</text:p>
          </table:table-cell>
          <table:table-cell office:value-type="float" office:value="0.002395706" calcext:value-type="float">
            <text:p>0.002395706</text:p>
          </table:table-cell>
          <table:table-cell office:value-type="float" office:value="0.260158359" calcext:value-type="float">
            <text:p>0.260158359</text:p>
          </table:table-cell>
          <table:table-cell office:value-type="float" office:value="0.0213363238946812" calcext:value-type="float">
            <text:p>0.0213363239</text:p>
          </table:table-cell>
          <table:table-cell office:value-type="float" office:value="129.8" calcext:value-type="float">
            <text:p>129.8</text:p>
          </table:table-cell>
          <table:table-cell office:value-type="float" office:value="0.00234253" calcext:value-type="float">
            <text:p>0.00234253</text:p>
          </table:table-cell>
          <table:table-cell office:value-type="float" office:value="0.239199395" calcext:value-type="float">
            <text:p>0.239199395</text:p>
          </table:table-cell>
          <table:table-cell office:value-type="float" office:value="0.0204244340143811" calcext:value-type="float">
            <text:p>0.020424434</text:p>
          </table:table-cell>
          <table:table-cell office:value-type="float" office:value="133.7" calcext:value-type="float">
            <text:p>133.7</text:p>
          </table:table-cell>
          <table:table-cell office:value-type="float" office:value="0.002415789" calcext:value-type="float">
            <text:p>0.002415789</text:p>
          </table:table-cell>
          <table:table-cell office:value-type="float" office:value="0.201656784" calcext:value-type="float">
            <text:p>0.201656784</text:p>
          </table:table-cell>
          <table:table-cell office:value-type="float" office:value="0.0195287325240589" calcext:value-type="float">
            <text:p>0.0195287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9.566666666667" calcext:value-type="float">
            <text:p>209.5666666667</text:p>
          </table:table-cell>
          <table:table-cell office:value-type="float" office:value="0.000923332" calcext:value-type="float">
            <text:p>0.000923332</text:p>
          </table:table-cell>
          <table:table-cell office:value-type="float" office:value="0.25709169" calcext:value-type="float">
            <text:p>0.25709169</text:p>
          </table:table-cell>
          <table:table-cell office:value-type="float" office:value="0.0181914282549706" calcext:value-type="float">
            <text:p>0.0181914283</text:p>
          </table:table-cell>
          <table:table-cell office:value-type="float" office:value="165.3" calcext:value-type="float">
            <text:p>165.3</text:p>
          </table:table-cell>
          <table:table-cell office:value-type="float" office:value="0.002358931" calcext:value-type="float">
            <text:p>0.002358931</text:p>
          </table:table-cell>
          <table:table-cell office:value-type="float" office:value="0.273327478" calcext:value-type="float">
            <text:p>0.273327478</text:p>
          </table:table-cell>
          <table:table-cell office:value-type="float" office:value="0.0258974122123412" calcext:value-type="float">
            <text:p>0.0258974122</text:p>
          </table:table-cell>
          <table:table-cell office:value-type="float" office:value="186.2" calcext:value-type="float">
            <text:p>186.2</text:p>
          </table:table-cell>
          <table:table-cell office:value-type="float" office:value="0.000896646" calcext:value-type="float">
            <text:p>0.000896646</text:p>
          </table:table-cell>
          <table:table-cell office:value-type="float" office:value="0.234837916" calcext:value-type="float">
            <text:p>0.234837916</text:p>
          </table:table-cell>
          <table:table-cell office:value-type="float" office:value="0.0217219460436806" calcext:value-type="float">
            <text:p>0.021721946</text:p>
          </table:table-cell>
          <table:table-cell office:value-type="float" office:value="194.266666666667" calcext:value-type="float">
            <text:p>194.2666666667</text:p>
          </table:table-cell>
          <table:table-cell office:value-type="float" office:value="0.00072298" calcext:value-type="float">
            <text:p>0.00072298</text:p>
          </table:table-cell>
          <table:table-cell office:value-type="float" office:value="0.194860179" calcext:value-type="float">
            <text:p>0.194860179</text:p>
          </table:table-cell>
          <table:table-cell office:value-type="float" office:value="0.0204020735301991" calcext:value-type="float">
            <text:p>0.02040207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.933333333333" calcext:value-type="float">
            <text:p>220.9333333333</text:p>
          </table:table-cell>
          <table:table-cell office:value-type="float" office:value="0.000979707" calcext:value-type="float">
            <text:p>0.000979707</text:p>
          </table:table-cell>
          <table:table-cell office:value-type="float" office:value="0.288406006" calcext:value-type="float">
            <text:p>0.288406006</text:p>
          </table:table-cell>
          <table:table-cell office:value-type="float" office:value="0.0255701487560351" calcext:value-type="float">
            <text:p>0.0255701488</text:p>
          </table:table-cell>
          <table:table-cell office:value-type="float" office:value="176.033333333333" calcext:value-type="float">
            <text:p>176.0333333333</text:p>
          </table:table-cell>
          <table:table-cell office:value-type="float" office:value="0.002505635" calcext:value-type="float">
            <text:p>0.002505635</text:p>
          </table:table-cell>
          <table:table-cell office:value-type="float" office:value="0.345082879" calcext:value-type="float">
            <text:p>0.345082879</text:p>
          </table:table-cell>
          <table:table-cell office:value-type="float" office:value="0.0348537408159439" calcext:value-type="float">
            <text:p>0.0348537408</text:p>
          </table:table-cell>
          <table:table-cell office:value-type="float" office:value="231.666666666667" calcext:value-type="float">
            <text:p>231.6666666667</text:p>
          </table:table-cell>
          <table:table-cell office:value-type="float" office:value="0.001300209" calcext:value-type="float">
            <text:p>0.001300209</text:p>
          </table:table-cell>
          <table:table-cell office:value-type="float" office:value="0.314582899" calcext:value-type="float">
            <text:p>0.314582899</text:p>
          </table:table-cell>
          <table:table-cell office:value-type="float" office:value="0.0238068862002878" calcext:value-type="float">
            <text:p>0.0238068862</text:p>
          </table:table-cell>
          <table:table-cell office:value-type="float" office:value="251.233333333333" calcext:value-type="float">
            <text:p>251.2333333333</text:p>
          </table:table-cell>
          <table:table-cell office:value-type="float" office:value="0.00190239" calcext:value-type="float">
            <text:p>0.00190239</text:p>
          </table:table-cell>
          <table:table-cell office:value-type="float" office:value="0.240303211" calcext:value-type="float">
            <text:p>0.240303211</text:p>
          </table:table-cell>
          <table:table-cell office:value-type="float" office:value="0.0211045116052808" calcext:value-type="float">
            <text:p>0.0211045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.233333333333" calcext:value-type="float">
            <text:p>237.2333333333</text:p>
          </table:table-cell>
          <table:table-cell office:value-type="float" office:value="0.001235846" calcext:value-type="float">
            <text:p>0.001235846</text:p>
          </table:table-cell>
          <table:table-cell office:value-type="float" office:value="0.303093461" calcext:value-type="float">
            <text:p>0.303093461</text:p>
          </table:table-cell>
          <table:table-cell office:value-type="float" office:value="0.0316042506047492" calcext:value-type="float">
            <text:p>0.0316042506</text:p>
          </table:table-cell>
          <table:table-cell office:value-type="float" office:value="187.866666666667" calcext:value-type="float">
            <text:p>187.8666666667</text:p>
          </table:table-cell>
          <table:table-cell office:value-type="float" office:value="0.00208945" calcext:value-type="float">
            <text:p>0.00208945</text:p>
          </table:table-cell>
          <table:table-cell office:value-type="float" office:value="0.365727181" calcext:value-type="float">
            <text:p>0.365727181</text:p>
          </table:table-cell>
          <table:table-cell office:value-type="float" office:value="0.0426163511263308" calcext:value-type="float">
            <text:p>0.0426163511</text:p>
          </table:table-cell>
          <table:table-cell office:value-type="float" office:value="272" calcext:value-type="float">
            <text:p>272</text:p>
          </table:table-cell>
          <table:table-cell office:value-type="float" office:value="0.002193206" calcext:value-type="float">
            <text:p>0.002193206</text:p>
          </table:table-cell>
          <table:table-cell office:value-type="float" office:value="0.293457723" calcext:value-type="float">
            <text:p>0.293457723</text:p>
          </table:table-cell>
          <table:table-cell office:value-type="float" office:value="0.025891126855392" calcext:value-type="float">
            <text:p>0.0258911269</text:p>
          </table:table-cell>
          <table:table-cell office:value-type="float" office:value="298.266666666667" calcext:value-type="float">
            <text:p>298.2666666667</text:p>
          </table:table-cell>
          <table:table-cell office:value-type="float" office:value="0.002075435" calcext:value-type="float">
            <text:p>0.002075435</text:p>
          </table:table-cell>
          <table:table-cell office:value-type="float" office:value="0.265462322" calcext:value-type="float">
            <text:p>0.265462322</text:p>
          </table:table-cell>
          <table:table-cell office:value-type="float" office:value="0.022511269654448" calcext:value-type="float">
            <text:p>0.02251126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6.766666666667" calcext:value-type="float">
            <text:p>246.7666666667</text:p>
          </table:table-cell>
          <table:table-cell office:value-type="float" office:value="0.001111115" calcext:value-type="float">
            <text:p>0.001111115</text:p>
          </table:table-cell>
          <table:table-cell office:value-type="float" office:value="0.33163911" calcext:value-type="float">
            <text:p>0.33163911</text:p>
          </table:table-cell>
          <table:table-cell office:value-type="float" office:value="0.0379229104019992" calcext:value-type="float">
            <text:p>0.0379229104</text:p>
          </table:table-cell>
          <table:table-cell office:value-type="float" office:value="181.066666666667" calcext:value-type="float">
            <text:p>181.0666666667</text:p>
          </table:table-cell>
          <table:table-cell office:value-type="float" office:value="0.00223043" calcext:value-type="float">
            <text:p>0.00223043</text:p>
          </table:table-cell>
          <table:table-cell office:value-type="float" office:value="0.439883051" calcext:value-type="float">
            <text:p>0.439883051</text:p>
          </table:table-cell>
          <table:table-cell office:value-type="float" office:value="0.055597065207474" calcext:value-type="float">
            <text:p>0.0555970652</text:p>
          </table:table-cell>
          <table:table-cell office:value-type="float" office:value="294.966666666667" calcext:value-type="float">
            <text:p>294.9666666667</text:p>
          </table:table-cell>
          <table:table-cell office:value-type="float" office:value="0.000809249" calcext:value-type="float">
            <text:p>0.000809249</text:p>
          </table:table-cell>
          <table:table-cell office:value-type="float" office:value="0.387036963" calcext:value-type="float">
            <text:p>0.387036963</text:p>
          </table:table-cell>
          <table:table-cell office:value-type="float" office:value="0.0296141343677252" calcext:value-type="float">
            <text:p>0.0296141344</text:p>
          </table:table-cell>
          <table:table-cell office:value-type="float" office:value="336.5" calcext:value-type="float">
            <text:p>336.5</text:p>
          </table:table-cell>
          <table:table-cell office:value-type="float" office:value="0.001905024" calcext:value-type="float">
            <text:p>0.001905024</text:p>
          </table:table-cell>
          <table:table-cell office:value-type="float" office:value="0.279242427" calcext:value-type="float">
            <text:p>0.279242427</text:p>
          </table:table-cell>
          <table:table-cell office:value-type="float" office:value="0.0243203219875185" calcext:value-type="float">
            <text:p>0.0243203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8.466666666667" calcext:value-type="float">
            <text:p>248.4666666667</text:p>
          </table:table-cell>
          <table:table-cell office:value-type="float" office:value="0.00151987" calcext:value-type="float">
            <text:p>0.00151987</text:p>
          </table:table-cell>
          <table:table-cell office:value-type="float" office:value="0.335161281" calcext:value-type="float">
            <text:p>0.335161281</text:p>
          </table:table-cell>
          <table:table-cell office:value-type="float" office:value="0.0452292288502817" calcext:value-type="float">
            <text:p>0.0452292289</text:p>
          </table:table-cell>
          <table:table-cell office:value-type="float" office:value="188.9" calcext:value-type="float">
            <text:p>188.9</text:p>
          </table:table-cell>
          <table:table-cell office:value-type="float" office:value="0.000336938" calcext:value-type="float">
            <text:p>0.000336938</text:p>
          </table:table-cell>
          <table:table-cell office:value-type="float" office:value="0.420058162" calcext:value-type="float">
            <text:p>0.420058162</text:p>
          </table:table-cell>
          <table:table-cell office:value-type="float" office:value="0.0634234239902945" calcext:value-type="float">
            <text:p>0.063423424</text:p>
          </table:table-cell>
          <table:table-cell office:value-type="float" office:value="315.266666666667" calcext:value-type="float">
            <text:p>315.2666666667</text:p>
          </table:table-cell>
          <table:table-cell office:value-type="float" office:value="0.000665387" calcext:value-type="float">
            <text:p>0.000665387</text:p>
          </table:table-cell>
          <table:table-cell office:value-type="float" office:value="0.387757055" calcext:value-type="float">
            <text:p>0.387757055</text:p>
          </table:table-cell>
          <table:table-cell office:value-type="float" office:value="0.0330417736762528" calcext:value-type="float">
            <text:p>0.0330417737</text:p>
          </table:table-cell>
          <table:table-cell office:value-type="float" office:value="366.8" calcext:value-type="float">
            <text:p>366.8</text:p>
          </table:table-cell>
          <table:table-cell office:value-type="float" office:value="0.001459955" calcext:value-type="float">
            <text:p>0.001459955</text:p>
          </table:table-cell>
          <table:table-cell office:value-type="float" office:value="1.001199061" calcext:value-type="float">
            <text:p>1.001199061</text:p>
          </table:table-cell>
          <table:table-cell office:value-type="float" office:value="0.0263942085672482" calcext:value-type="float">
            <text:p>0.02639420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5.233333333333" calcext:value-type="float">
            <text:p>245.2333333333</text:p>
          </table:table-cell>
          <table:table-cell office:value-type="float" office:value="0.000763487" calcext:value-type="float">
            <text:p>0.000763487</text:p>
          </table:table-cell>
          <table:table-cell office:value-type="float" office:value="0.356862003" calcext:value-type="float">
            <text:p>0.356862003</text:p>
          </table:table-cell>
          <table:table-cell office:value-type="float" office:value="0.054357672240859" calcext:value-type="float">
            <text:p>0.0543576722</text:p>
          </table:table-cell>
          <table:table-cell office:value-type="float" office:value="181.7" calcext:value-type="float">
            <text:p>181.7</text:p>
          </table:table-cell>
          <table:table-cell office:value-type="float" office:value="0.001615256" calcext:value-type="float">
            <text:p>0.001615256</text:p>
          </table:table-cell>
          <table:table-cell office:value-type="float" office:value="0.456296223" calcext:value-type="float">
            <text:p>0.456296223</text:p>
          </table:table-cell>
          <table:table-cell office:value-type="float" office:value="0.077336457104201" calcext:value-type="float">
            <text:p>0.0773364571</text:p>
          </table:table-cell>
          <table:table-cell office:value-type="float" office:value="332.666666666667" calcext:value-type="float">
            <text:p>332.6666666667</text:p>
          </table:table-cell>
          <table:table-cell office:value-type="float" office:value="0.00067811" calcext:value-type="float">
            <text:p>0.00067811</text:p>
          </table:table-cell>
          <table:table-cell office:value-type="float" office:value="0.474972184" calcext:value-type="float">
            <text:p>0.474972184</text:p>
          </table:table-cell>
          <table:table-cell office:value-type="float" office:value="0.0363998359685372" calcext:value-type="float">
            <text:p>0.036399836</text:p>
          </table:table-cell>
          <table:table-cell office:value-type="float" office:value="390.633333333333" calcext:value-type="float">
            <text:p>390.6333333333</text:p>
          </table:table-cell>
          <table:table-cell office:value-type="float" office:value="0.001055863" calcext:value-type="float">
            <text:p>0.001055863</text:p>
          </table:table-cell>
          <table:table-cell office:value-type="float" office:value="0.302280227" calcext:value-type="float">
            <text:p>0.302280227</text:p>
          </table:table-cell>
          <table:table-cell office:value-type="float" office:value="0.0286951430459083" calcext:value-type="float">
            <text:p>0.028695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9.8" calcext:value-type="float">
            <text:p>249.8</text:p>
          </table:table-cell>
          <table:table-cell office:value-type="float" office:value="0.001017168" calcext:value-type="float">
            <text:p>0.001017168</text:p>
          </table:table-cell>
          <table:table-cell office:value-type="float" office:value="0.378661333" calcext:value-type="float">
            <text:p>0.378661333</text:p>
          </table:table-cell>
          <table:table-cell office:value-type="float" office:value="0.0611789275040032" calcext:value-type="float">
            <text:p>0.0611789275</text:p>
          </table:table-cell>
          <table:table-cell office:value-type="float" office:value="181.266666666667" calcext:value-type="float">
            <text:p>181.2666666667</text:p>
          </table:table-cell>
          <table:table-cell office:value-type="float" office:value="0.002424922" calcext:value-type="float">
            <text:p>0.002424922</text:p>
          </table:table-cell>
          <table:table-cell office:value-type="float" office:value="0.524935548" calcext:value-type="float">
            <text:p>0.524935548</text:p>
          </table:table-cell>
          <table:table-cell office:value-type="float" office:value="0.0886271295684072" calcext:value-type="float">
            <text:p>0.0886271296</text:p>
          </table:table-cell>
          <table:table-cell office:value-type="float" office:value="328.466666666667" calcext:value-type="float">
            <text:p>328.4666666667</text:p>
          </table:table-cell>
          <table:table-cell office:value-type="float" office:value="0.002425891" calcext:value-type="float">
            <text:p>0.002425891</text:p>
          </table:table-cell>
          <table:table-cell office:value-type="float" office:value="0.384108569" calcext:value-type="float">
            <text:p>0.384108569</text:p>
          </table:table-cell>
          <table:table-cell office:value-type="float" office:value="0.0429624550615994" calcext:value-type="float">
            <text:p>0.0429624551</text:p>
          </table:table-cell>
          <table:table-cell office:value-type="float" office:value="393.733333333333" calcext:value-type="float">
            <text:p>393.7333333333</text:p>
          </table:table-cell>
          <table:table-cell office:value-type="float" office:value="0.001888638" calcext:value-type="float">
            <text:p>0.001888638</text:p>
          </table:table-cell>
          <table:table-cell office:value-type="float" office:value="0.388027373" calcext:value-type="float">
            <text:p>0.388027373</text:p>
          </table:table-cell>
          <table:table-cell office:value-type="float" office:value="0.0330060013835084" calcext:value-type="float">
            <text:p>0.0330060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.2" calcext:value-type="float">
            <text:p>250.2</text:p>
          </table:table-cell>
          <table:table-cell office:value-type="float" office:value="0.001759464" calcext:value-type="float">
            <text:p>0.001759464</text:p>
          </table:table-cell>
          <table:table-cell office:value-type="float" office:value="0.404634447" calcext:value-type="float">
            <text:p>0.404634447</text:p>
          </table:table-cell>
          <table:table-cell office:value-type="float" office:value="0.0688733219284574" calcext:value-type="float">
            <text:p>0.0688733219</text:p>
          </table:table-cell>
          <table:table-cell office:value-type="float" office:value="176.733333333333" calcext:value-type="float">
            <text:p>176.7333333333</text:p>
          </table:table-cell>
          <table:table-cell office:value-type="float" office:value="0.002474257" calcext:value-type="float">
            <text:p>0.002474257</text:p>
          </table:table-cell>
          <table:table-cell office:value-type="float" office:value="0.520848983" calcext:value-type="float">
            <text:p>0.520848983</text:p>
          </table:table-cell>
          <table:table-cell office:value-type="float" office:value="0.102331723884006" calcext:value-type="float">
            <text:p>0.1023317239</text:p>
          </table:table-cell>
          <table:table-cell office:value-type="float" office:value="337.566666666667" calcext:value-type="float">
            <text:p>337.5666666667</text:p>
          </table:table-cell>
          <table:table-cell office:value-type="float" office:value="0.002260297" calcext:value-type="float">
            <text:p>0.002260297</text:p>
          </table:table-cell>
          <table:table-cell office:value-type="float" office:value="0.516802009" calcext:value-type="float">
            <text:p>0.516802009</text:p>
          </table:table-cell>
          <table:table-cell office:value-type="float" office:value="0.0473397649338403" calcext:value-type="float">
            <text:p>0.0473397649</text:p>
          </table:table-cell>
          <table:table-cell office:value-type="float" office:value="414.066666666667" calcext:value-type="float">
            <text:p>414.0666666667</text:p>
          </table:table-cell>
          <table:table-cell office:value-type="float" office:value="0.002349444" calcext:value-type="float">
            <text:p>0.002349444</text:p>
          </table:table-cell>
          <table:table-cell office:value-type="float" office:value="0.378943011" calcext:value-type="float">
            <text:p>0.378943011</text:p>
          </table:table-cell>
          <table:table-cell office:value-type="float" office:value="0.0348014660225405" calcext:value-type="float">
            <text:p>0.034801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00/00/00</text:date>, <text:time style:data-style-name="N2" text:time-value="0000-00-00T22:42:34.30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1T22:45:34.643000000</dc:date>
    <meta:generator>LibreOffice/4.1.4.2$Windows_x86 LibreOffice_project/0a0440ccc0227ad9829de5f46be37cfb6edcf72</meta:generator>
    <meta:editing-duration>PT1H19M28S</meta:editing-duration>
    <meta:editing-cycles>9</meta:editing-cycles>
    <meta:document-statistic meta:table-count="1" meta:cell-count="2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66cc" draw:fill-color="#00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7cm" svg:height="11.094cm" xlink:href=".." xlink:type="simple" chart:class="chart:line" chart:style-name="ch1">
        <chart:legend chart:legend-position="end" svg:x="15.213cm" svg:y="4.449cm" style:legend-expansion="high" chart:style-name="ch2"/>
        <chart:plot-area chart:style-name="ch3" table:cell-range-address="Sheet1.A2:Sheet1.B12 Sheet1.A1:Sheet1.B1 Sheet1.F1:Sheet1.F12 Sheet1.J1:Sheet1.J12 Sheet1.N1:Sheet1.N12" chart:data-source-has-labels="both" svg:x="0.9cm" svg:y="1.019cm" svg:width="13.413cm" svg:height="9.434cm">
          <chartooo:coordinate-region svg:x="1.707cm" svg:y="1.231cm" svg:width="12.419cm" svg:height="8.549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line">
            <chart:data-point chart:repeated="11"/>
          </chart:series>
          <chart:series chart:style-name="ch7" chart:values-cell-range-address="Sheet1.F2:Sheet1.F12" chart:label-cell-address="Sheet1.F1:Sheet1.F1" chart:class="chart:line">
            <chart:data-point chart:repeated="11"/>
          </chart:series>
          <chart:series chart:style-name="ch8" chart:values-cell-range-address="Sheet1.J2:Sheet1.J12" chart:label-cell-address="Sheet1.J1:Sheet1.J1" chart:class="chart:line">
            <chart:data-point chart:repeated="11"/>
          </chart:series>
          <chart:series chart:style-name="ch9" chart:values-cell-range-address="Sheet1.N2:Sheet1.N12" chart:label-cell-address="Sheet1.N1:Sheet1.N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ies_per_second(Groonga)</text:p>
                <draw:g>
                  <svg:desc>Sheet1.B1:Sheet1.B1</svg:desc>
                </draw:g>
              </table:table-cell>
              <table:table-cell office:value-type="string">
                <text:p>queries_per_second(Droonga, 1 node)</text:p>
                <draw:g>
                  <svg:desc>Sheet1.F1:Sheet1.F1</svg:desc>
                </draw:g>
              </table:table-cell>
              <table:table-cell office:value-type="string">
                <text:p>queries_per_second(Droonga, 2 nodes)</text:p>
                <draw:g>
                  <svg:desc>Sheet1.J1:Sheet1.J1</svg:desc>
                </draw:g>
              </table:table-cell>
              <table:table-cell office:value-type="string">
                <text:p>queries_per_second(Droonga, 3 nodes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2</svg:desc>
                </draw:g>
              </table:table-cell>
              <table:table-cell office:value-type="float" office:value="5.46666666666667">
                <text:p>5.46666666666667</text:p>
                <draw:g>
                  <svg:desc>Sheet1.B2:Sheet1.B12</svg:desc>
                </draw:g>
              </table:table-cell>
              <table:table-cell office:value-type="float" office:value="18.2666666666667">
                <text:p>18.2666666666667</text:p>
                <draw:g>
                  <svg:desc>Sheet1.F2:Sheet1.F12</svg:desc>
                </draw:g>
              </table:table-cell>
              <table:table-cell office:value-type="float" office:value="19.8666666666667">
                <text:p>19.8666666666667</text:p>
                <draw:g>
                  <svg:desc>Sheet1.J2:Sheet1.J12</svg:desc>
                </draw:g>
              </table:table-cell>
              <table:table-cell office:value-type="float" office:value="23.8">
                <text:p>23.8</text:p>
                <draw:g>
                  <svg:desc>Sheet1.N2:Sheet1.N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3.9333333333333">
                <text:p>53.9333333333333</text:p>
              </table:table-cell>
              <table:table-cell office:value-type="float" office:value="65.8666666666667">
                <text:p>65.8666666666667</text:p>
              </table:table-cell>
              <table:table-cell office:value-type="float" office:value="61.4333333333333">
                <text:p>61.4333333333333</text:p>
              </table:table-cell>
              <table:table-cell office:value-type="float" office:value="63.2333333333333">
                <text:p>63.2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6.333333333333">
                <text:p>156.333333333333</text:p>
              </table:table-cell>
              <table:table-cell office:value-type="float" office:value="125.966666666667">
                <text:p>125.966666666667</text:p>
              </table:table-cell>
              <table:table-cell office:value-type="float" office:value="129.8">
                <text:p>129.8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9.566666666667">
                <text:p>209.566666666667</text:p>
              </table:table-cell>
              <table:table-cell office:value-type="float" office:value="165.3">
                <text:p>165.3</text:p>
              </table:table-cell>
              <table:table-cell office:value-type="float" office:value="186.2">
                <text:p>186.2</text:p>
              </table:table-cell>
              <table:table-cell office:value-type="float" office:value="194.266666666667">
                <text:p>194.2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0.933333333333">
                <text:p>220.933333333333</text:p>
              </table:table-cell>
              <table:table-cell office:value-type="float" office:value="176.033333333333">
                <text:p>176.033333333333</text:p>
              </table:table-cell>
              <table:table-cell office:value-type="float" office:value="231.666666666667">
                <text:p>231.666666666667</text:p>
              </table:table-cell>
              <table:table-cell office:value-type="float" office:value="251.233333333333">
                <text:p>251.2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7.233333333333">
                <text:p>237.233333333333</text:p>
              </table:table-cell>
              <table:table-cell office:value-type="float" office:value="187.866666666667">
                <text:p>187.866666666667</text:p>
              </table:table-cell>
              <table:table-cell office:value-type="float" office:value="272">
                <text:p>272</text:p>
              </table:table-cell>
              <table:table-cell office:value-type="float" office:value="298.266666666667">
                <text:p>298.2666666666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46.766666666667">
                <text:p>246.766666666667</text:p>
              </table:table-cell>
              <table:table-cell office:value-type="float" office:value="181.066666666667">
                <text:p>181.066666666667</text:p>
              </table:table-cell>
              <table:table-cell office:value-type="float" office:value="294.966666666667">
                <text:p>294.966666666667</text:p>
              </table:table-cell>
              <table:table-cell office:value-type="float" office:value="336.5">
                <text:p>336.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48.466666666667">
                <text:p>248.466666666667</text:p>
              </table:table-cell>
              <table:table-cell office:value-type="float" office:value="188.9">
                <text:p>188.9</text:p>
              </table:table-cell>
              <table:table-cell office:value-type="float" office:value="315.266666666667">
                <text:p>315.266666666667</text:p>
              </table:table-cell>
              <table:table-cell office:value-type="float" office:value="366.8">
                <text:p>366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5.233333333333">
                <text:p>245.233333333333</text:p>
              </table:table-cell>
              <table:table-cell office:value-type="float" office:value="181.7">
                <text:p>181.7</text:p>
              </table:table-cell>
              <table:table-cell office:value-type="float" office:value="332.666666666667">
                <text:p>332.666666666667</text:p>
              </table:table-cell>
              <table:table-cell office:value-type="float" office:value="390.633333333333">
                <text:p>390.6333333333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49.8">
                <text:p>249.8</text:p>
              </table:table-cell>
              <table:table-cell office:value-type="float" office:value="181.266666666667">
                <text:p>181.266666666667</text:p>
              </table:table-cell>
              <table:table-cell office:value-type="float" office:value="328.466666666667">
                <text:p>328.466666666667</text:p>
              </table:table-cell>
              <table:table-cell office:value-type="float" office:value="393.733333333333">
                <text:p>393.7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0.2">
                <text:p>250.2</text:p>
              </table:table-cell>
              <table:table-cell office:value-type="float" office:value="176.733333333333">
                <text:p>176.733333333333</text:p>
              </table:table-cell>
              <table:table-cell office:value-type="float" office:value="337.566666666667">
                <text:p>337.566666666667</text:p>
              </table:table-cell>
              <table:table-cell office:value-type="float" office:value="414.066666666667">
                <text:p>414.0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66cc" draw:fill-color="#00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04cm" svg:height="11.032cm" xlink:href=".." xlink:type="simple" chart:class="chart:line" chart:style-name="ch1">
        <chart:legend chart:legend-position="end" svg:x="14.763cm" svg:y="4.418cm" style:legend-expansion="high" chart:style-name="ch2"/>
        <chart:plot-area chart:style-name="ch3" table:cell-range-address="Sheet1.A2:Sheet1.A12 Sheet1.E1:Sheet1.E12 Sheet1.I1:Sheet1.I12 Sheet1.M1:Sheet1.M12 Sheet1.Q1:Sheet1.Q12" chart:data-source-has-labels="both" svg:x="0.898cm" svg:y="1.015cm" svg:width="12.969cm" svg:height="9.377cm">
          <chartooo:coordinate-region svg:x="1.81cm" svg:y="1.228cm" svg:width="11.87cm" svg:height="8.491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2" chart:label-cell-address="Sheet1.E1:Sheet1.E1" chart:class="chart:line">
            <chart:data-point chart:repeated="11"/>
          </chart:series>
          <chart:series chart:style-name="ch7" chart:values-cell-range-address="Sheet1.I2:Sheet1.I12" chart:label-cell-address="Sheet1.I1:Sheet1.I1" chart:class="chart:line">
            <chart:data-point chart:repeated="11"/>
          </chart:series>
          <chart:series chart:style-name="ch8" chart:values-cell-range-address="Sheet1.M2:Sheet1.M12" chart:label-cell-address="Sheet1.M1:Sheet1.M1" chart:class="chart:line">
            <chart:data-point chart:repeated="11"/>
          </chart:series>
          <chart:series chart:style-name="ch9" chart:values-cell-range-address="Sheet1.Q2:Sheet1.Q12" chart:label-cell-address="Sheet1.Q1:Sheet1.Q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_elapsed_time(Groonga)</text:p>
                <draw:g>
                  <svg:desc>Sheet1.E1:Sheet1.E1</svg:desc>
                </draw:g>
              </table:table-cell>
              <table:table-cell office:value-type="string">
                <text:p>average_elapsed_time(Droonga, 1 node)</text:p>
                <draw:g>
                  <svg:desc>Sheet1.I1:Sheet1.I1</svg:desc>
                </draw:g>
              </table:table-cell>
              <table:table-cell office:value-type="string">
                <text:p>average_elapsed_time(Droonga, 2 nodes)</text:p>
                <draw:g>
                  <svg:desc>Sheet1.M1:Sheet1.M1</svg:desc>
                </draw:g>
              </table:table-cell>
              <table:table-cell office:value-type="string">
                <text:p>average_elapsed_time(Droonga, 3 nodes)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2</svg:desc>
                </draw:g>
              </table:table-cell>
              <table:table-cell office:value-type="float" office:value="0.172708682396341">
                <text:p>0.172708682396341</text:p>
                <draw:g>
                  <svg:desc>Sheet1.E2:Sheet1.E12</svg:desc>
                </draw:g>
              </table:table-cell>
              <table:table-cell office:value-type="float" office:value="0.0444572162354015">
                <text:p>0.0444572162354015</text:p>
                <draw:g>
                  <svg:desc>Sheet1.I2:Sheet1.I12</svg:desc>
                </draw:g>
              </table:table-cell>
              <table:table-cell office:value-type="float" office:value="0.040053515567114">
                <text:p>0.040053515567114</text:p>
                <draw:g>
                  <svg:desc>Sheet1.M2:Sheet1.M12</svg:desc>
                </draw:g>
              </table:table-cell>
              <table:table-cell office:value-type="float" office:value="0.0317188322745099">
                <text:p>0.0317188322745099</text:p>
                <draw:g>
                  <svg:desc>Sheet1.Q2:Sheet1.Q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267899482725588">
                <text:p>0.0267899482725588</text:p>
              </table:table-cell>
              <table:table-cell office:value-type="float" office:value="0.0200514543906882">
                <text:p>0.0200514543906882</text:p>
              </table:table-cell>
              <table:table-cell office:value-type="float" office:value="0.0222249475284862">
                <text:p>0.0222249475284862</text:p>
              </table:table-cell>
              <table:table-cell office:value-type="float" office:value="0.0213170852061149">
                <text:p>0.02131708520611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52245781918977">
                <text:p>0.0152245781918977</text:p>
              </table:table-cell>
              <table:table-cell office:value-type="float" office:value="0.0213363238946812">
                <text:p>0.0213363238946812</text:p>
              </table:table-cell>
              <table:table-cell office:value-type="float" office:value="0.0204244340143811">
                <text:p>0.0204244340143811</text:p>
              </table:table-cell>
              <table:table-cell office:value-type="float" office:value="0.0195287325240589">
                <text:p>0.019528732524058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81914282549706">
                <text:p>0.0181914282549706</text:p>
              </table:table-cell>
              <table:table-cell office:value-type="float" office:value="0.0258974122123412">
                <text:p>0.0258974122123412</text:p>
              </table:table-cell>
              <table:table-cell office:value-type="float" office:value="0.0217219460436806">
                <text:p>0.0217219460436806</text:p>
              </table:table-cell>
              <table:table-cell office:value-type="float" office:value="0.0204020735301991">
                <text:p>0.020402073530199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55701487560351">
                <text:p>0.0255701487560351</text:p>
              </table:table-cell>
              <table:table-cell office:value-type="float" office:value="0.0348537408159439">
                <text:p>0.0348537408159439</text:p>
              </table:table-cell>
              <table:table-cell office:value-type="float" office:value="0.0238068862002878">
                <text:p>0.0238068862002878</text:p>
              </table:table-cell>
              <table:table-cell office:value-type="float" office:value="0.0211045116052808">
                <text:p>0.02110451160528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16042506047492">
                <text:p>0.0316042506047492</text:p>
              </table:table-cell>
              <table:table-cell office:value-type="float" office:value="0.0426163511263308">
                <text:p>0.0426163511263308</text:p>
              </table:table-cell>
              <table:table-cell office:value-type="float" office:value="0.025891126855392">
                <text:p>0.025891126855392</text:p>
              </table:table-cell>
              <table:table-cell office:value-type="float" office:value="0.022511269654448">
                <text:p>0.0225112696544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79229104019992">
                <text:p>0.0379229104019992</text:p>
              </table:table-cell>
              <table:table-cell office:value-type="float" office:value="0.055597065207474">
                <text:p>0.055597065207474</text:p>
              </table:table-cell>
              <table:table-cell office:value-type="float" office:value="0.0296141343677252">
                <text:p>0.0296141343677252</text:p>
              </table:table-cell>
              <table:table-cell office:value-type="float" office:value="0.0243203219875185">
                <text:p>0.024320321987518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452292288502817">
                <text:p>0.0452292288502817</text:p>
              </table:table-cell>
              <table:table-cell office:value-type="float" office:value="0.0634234239902945">
                <text:p>0.0634234239902945</text:p>
              </table:table-cell>
              <table:table-cell office:value-type="float" office:value="0.0330417736762528">
                <text:p>0.0330417736762528</text:p>
              </table:table-cell>
              <table:table-cell office:value-type="float" office:value="0.0263942085672482">
                <text:p>0.02639420856724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4357672240859">
                <text:p>0.054357672240859</text:p>
              </table:table-cell>
              <table:table-cell office:value-type="float" office:value="0.077336457104201">
                <text:p>0.077336457104201</text:p>
              </table:table-cell>
              <table:table-cell office:value-type="float" office:value="0.0363998359685372">
                <text:p>0.0363998359685372</text:p>
              </table:table-cell>
              <table:table-cell office:value-type="float" office:value="0.0286951430459083">
                <text:p>0.028695143045908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611789275040032">
                <text:p>0.0611789275040032</text:p>
              </table:table-cell>
              <table:table-cell office:value-type="float" office:value="0.0886271295684072">
                <text:p>0.0886271295684072</text:p>
              </table:table-cell>
              <table:table-cell office:value-type="float" office:value="0.0429624550615994">
                <text:p>0.0429624550615994</text:p>
              </table:table-cell>
              <table:table-cell office:value-type="float" office:value="0.0330060013835084">
                <text:p>0.03300600138350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688733219284574">
                <text:p>0.0688733219284574</text:p>
              </table:table-cell>
              <table:table-cell office:value-type="float" office:value="0.102331723884006">
                <text:p>0.102331723884006</text:p>
              </table:table-cell>
              <table:table-cell office:value-type="float" office:value="0.0473397649338403">
                <text:p>0.0473397649338403</text:p>
              </table:table-cell>
              <table:table-cell office:value-type="float" office:value="0.0348014660225405">
                <text:p>0.03480146602254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